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rUtils.removeWhitespace( String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orUtils.hasWildcard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matchPatternStart( String pattern , String str , boolean isCaseSensit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orUtils.tokenizePathAsArray( String 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lectorUtils.matchPath( String pattern , String str ,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orUtils.allStars( char [ ] chars , int star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orUtils.tokeniz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matchPath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orUtils.matchPath( String [ ] tokenizedPattern , String [ ] strDirs , boolean isCaseSensitiv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5">
            <text:p text:style-name="Table_20_Contents">55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SelectorUtils.isOutOfDate( Resource src , Resource target , long granula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orUtils.matchPatternStart( String [ ] patDirs , String [ ] strDirs , boolean isCaseSensiti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lectorUtils.Selec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orUtils.isOutOfDate( File src , File target , int granula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lectorUtils.rtrimWildcardTokens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matchPatternStart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different( boolean caseSensitive , char ch , char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rUtils.isOutOfDate( Resource src , Resource target , int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match( String pattern , String str , boolean caseSensitiv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SelectorUtils.match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Utils.tokenizePath( String path ,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